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Verdana" svg:font-family="Verdana, Tahoma, Helvetica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1" style:family="table">
      <style:table-properties style:width="16.933cm" table:align="left"/>
    </style:style>
    <style:style style:name="Tabel1.A" style:family="table-column">
      <style:table-column-properties style:column-width="3.334cm"/>
    </style:style>
    <style:style style:name="Tabel1.B" style:family="table-column">
      <style:table-column-properties style:column-width="2.249cm"/>
    </style:style>
    <style:style style:name="Tabel1.C" style:family="table-column">
      <style:table-column-properties style:column-width="2.99cm"/>
    </style:style>
    <style:style style:name="Tabel1.D" style:family="table-column">
      <style:table-column-properties style:column-width="2.328cm"/>
    </style:style>
    <style:style style:name="Tabel1.E" style:family="table-column">
      <style:table-column-properties style:column-width="1.852cm"/>
    </style:style>
    <style:style style:name="Tabel1.F" style:family="table-column">
      <style:table-column-properties style:column-width="1.778cm"/>
    </style:style>
    <style:style style:name="Tabel1.G" style:family="table-column">
      <style:table-column-properties style:column-width="2.402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G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D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1.A3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el1.D3" style:family="table-cell" style:data-style-name="N100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el1.G3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1.G5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6.999cm" table:align="margins"/>
    </style:style>
    <style:style style:name="Tabel2.A" style:family="table-column">
      <style:table-column-properties style:column-width="2.429cm" style:rel-column-width="9362*"/>
    </style:style>
    <style:style style:name="Tabel2.G" style:family="table-column">
      <style:table-column-properties style:column-width="2.429cm" style:rel-column-width="9363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G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D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2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>
      <style:text-properties fo:background-color="transparent"/>
    </style:style>
    <style:style style:name="P7" style:family="paragraph" style:parent-style-name="Standard" style:list-style-name="L3">
      <style:paragraph-properties fo:background-color="#ffff00">
        <style:background-image/>
      </style:paragraph-properties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3">
      <style:paragraph-properties fo:break-before="page"/>
    </style:style>
    <style:style style:name="T1" style:family="text">
      <style:text-properties fo:font-variant="normal" fo:text-transform="none" fo:color="#000000" style:text-line-through-style="none" style:font-name="Verdana" fo:font-size="7.5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ikelight</text:h>
      <text:h text:style-name="Heading_20_2" text:outline-level="2">Huidig model Spanninga</text:h>
      <text:p text:style-name="Standard">600µA in rust, 23mA in werking</text:p>
      <text:h text:style-name="Heading_20_2" text:outline-level="2">Specificaties</text:h>
      <text:p text:style-name="Standard">voedingsspanning: 2*NiMH in serie (min. 2V)</text:p>
      <text:p text:style-name="Standard">beveiliging tegen verkeerd om aansluiten spanning</text:p>
      <text:p text:style-name="Standard">laag stroomverbruik in rust</text:p>
      <text:p text:style-name="Standard">mode: pinken - uit</text:p>
      <text:p text:style-name="Standard">goedkoop</text:p>
      <text:p text:style-name="Standard">kleine ruimte om in te bouwen -&gt; beperkt aantal componenten</text:p>
      <text:p text:style-name="Standard">moet automatisch doven na 1u branden</text:p>
      <text:p text:style-name="Standard">mag enkel branden in donker</text:p>
      <text:h text:style-name="Heading_20_2" text:outline-level="2">Uitwerking </text:h>
      <text:p text:style-name="Standard">moet werken tot 1.8V -&gt; geen 74-reeks logica meer -&gt; gebruik low cost MCU.</text:p>
      <text:p text:style-name="Standard">minimumspanning 1.8V</text:p>
      <text:p text:style-name="Standard">microcontroller in slaapmode brengen, weer opwekken met schakelaar </text:p>
      <text:p text:style-name="Standard"><text:tab/>-&gt; external interrupt mode nodig die MCU kan doen ontwaken</text:p>
      <text:p text:style-name="Standard">meerdere brandmodes -&gt; schakelaar debouncen in SW (om componenten te sparen)</text:p>
      <text:p text:style-name="Standard">beveiliging spanningsompoling met MOS-transistor (lage spanningsval in doorlaat), i.p.v. Schottky-diode.</text:p>
      <text:h text:style-name="Heading_20_3" text:outline-level="3">Keuze microcontroller</text:h>
      <text:p text:style-name="Standard">Atmel<text:tab/><text:tab/><text:tab/>attiny13</text:p>
      <text:p text:style-name="Standard">Microchip<text:tab/><text:tab/><text:tab/>maar tot 2V</text:p>
      <text:p text:style-name="Standard">ST<text:tab/><text:tab/><text:tab/>maar tot 3V, OTP-ROM</text:p>
      <text:p text:style-name="Standard">TI<text:tab/><text:tab/><text:tab/>MSP430<text:tab/>minimum 20 pinnen</text:p>
      <text:p text:style-name="Standard">FreeScale<text:tab/><text:tab/><text:tab/>MC9RS08KA1CSC</text:p>
      <text:p text:style-name="Standard">Renesas<text:tab/>(former Hitachi)<text:tab/>maar tot 2.7V, 20pins</text:p>
      <text:p text:style-name="Standard">NXP<text:tab/><text:tab/><text:tab/>ook niet echt interessant</text:p>
      <text:p text:style-name="Standard"/>
      <text:p text:style-name="Standard">Atmel ATTiny13</text:p>
      <text:list xml:id="list40723259" text:style-name="L1">
        <text:list-item>
          <text:p text:style-name="P2">heb al met Atmel gewerkt</text:p>
        </text:list-item>
        <text:list-item>
          <text:p text:style-name="P2">heeft ADC</text:p>
        </text:list-item>
        <text:list-item>
          <text:p text:style-name="P2">heeft PWM-out</text:p>
        </text:list-item>
        <text:list-item>
          <text:p text:style-name="P2">heeft timer</text:p>
        </text:list-item>
        <text:list-item>
          <text:p text:style-name="P2">heeft interne oscillator (spaart alvast een kristal)</text:p>
        </text:list-item>
        <text:list-item>
          <text:p text:style-name="P2">kan opwekken vanuit externe interrupt</text:p>
        </text:list-item>
      </text:list>
      <text:h text:style-name="Heading_20_3" text:outline-level="3"/>
      <text:h text:style-name="P9" text:outline-level="3">Aansturing van de led</text:h>
      <text:list xml:id="list40700520" text:style-name="L2">
        <text:list-item>
          <text:p text:style-name="P3">Bij dalende voedingsspanning moet led even sterk blijven branden </text:p>
        </text:list-item>
        <text:list-item>
          <text:p text:style-name="P3">stroomsturing van de led.</text:p>
        </text:list-item>
      </text:list>
      <text:p text:style-name="Standard"/>
      <text:p text:style-name="Standard">Aansturing van de led:</text:p>
      <text:p text:style-name="Standard"/>
      <text:list xml:id="list40704325" text:style-name="L3">
        <text:list-item>
          <text:p text:style-name="P4">LT1932</text:p>
          <text:list>
            <text:list-item>
              <text:p text:style-name="P4">ThinSOT-6</text:p>
            </text:list-item>
            <text:list-item>
              <text:p text:style-name="P4">beschikbaar bij NewarkOnline: €4.57 + €25 verzendkosten (ook gratis samples makkelijk beschikbaar)</text:p>
            </text:list-item>
            <text:list-item>
              <text:p text:style-name="P4">7 componenten nodig (incl. LT1932 + led)</text:p>
            </text:list-item>
            <text:list-item>
              <text:p text:style-name="P4">100nA verbruik in shutdown</text:p>
            </text:list-item>
            <text:list-item>
              <text:p text:style-name="P4">shutdown-pin te gebruiken als PWM-dimmer</text:p>
            </text:list-item>
            <text:list-item>
              <text:p text:style-name="P4">max. 40mA</text:p>
            </text:list-item>
          </text:list>
        </text:list-item>
        <text:list-item>
          <text:p text:style-name="P4">LM2623</text:p>
          <text:list>
            <text:list-item>
              <text:p text:style-name="P4">Mini SO-8</text:p>
            </text:list-item>
            <text:list-item>
              <text:p text:style-name="P4">beschikbaar bij Farnell: €2.44</text:p>
            </text:list-item>
            <text:list-item>
              <text:p text:style-name="P4">7 componenten nodig (incl. LM2623 + led)</text:p>
            </text:list-item>
            <text:list-item>
              <text:p text:style-name="P4">2.5µA verbruik in shutdown</text:p>
            </text:list-item>
            <text:list-item>
              <text:p text:style-name="P4">niet te gebruiken als PWM-dimmer door trage opstartcircuit.</text:p>
            </text:list-item>
            <text:list-item>
              <text:p text:style-name="P4">Extra load-disconnect nodig, want in shutdown kan nog stroom vloeien via de spoel, de diode en de led naar massa!</text:p>
            </text:list-item>
          </text:list>
        </text:list-item>
        <text:list-item>
          <text:p text:style-name="P4">TPS61041</text:p>
          <text:list>
            <text:list-item>
              <text:p text:style-name="P4">SOT23-5</text:p>
            </text:list-item>
            <text:list-item>
              <text:p text:style-name="P4">Beschikbaar bij Farnell: €1.82</text:p>
            </text:list-item>
            <text:list-item>
              <text:p text:style-name="P4">6 componenten nodig (incl. TPS61041 + led)</text:p>
            </text:list-item>
            <text:list-item>
              <text:p text:style-name="P4">1µA verbruik in shutdown</text:p>
            </text:list-item>
            <text:list-item>
              <text:p text:style-name="P4">Extra load-disconnect nodig, want in shutdown kan nog stroom vloeien via de spoel, de diode en de led naar massa!</text:p>
            </text:list-item>
            <text:list-item>
              <text:p text:style-name="P4">Zie figuur 18 van datasheet (2 extra componenten).</text:p>
            </text:list-item>
          </text:list>
        </text:list-item>
        <text:list-item>
          <text:p text:style-name="P4">ZXSC400</text:p>
          <text:list>
            <text:list-item>
              <text:p text:style-name="P4">SOT23-6</text:p>
            </text:list-item>
            <text:list-item>
              <text:p text:style-name="P4">6 componenten nodig</text:p>
            </text:list-item>
            <text:list-item>
              <text:p text:style-name="P4">Beschikbaar bij Farnell: €1.11</text:p>
            </text:list-item>
            <text:list-item>
              <text:p text:style-name="P4">4.5µA verbruik in shutdown</text:p>
            </text:list-item>
            <text:list-item>
              <text:p text:style-name="P4">Extra load-disconnect nodig, want in shutdown kan nog stroom vloeien via de spoel, de diode en de led naar massa!</text:p>
            </text:list-item>
          </text:list>
        </text:list-item>
        <text:list-item>
          <text:p text:style-name="P4">CAT4240-D</text:p>
          <text:list>
            <text:list-item>
              <text:p text:style-name="P4">max. 300mA</text:p>
            </text:list-item>
            <text:list-item>
              <text:p text:style-name="P4">Vin MIN=1.9V</text:p>
            </text:list-item>
            <text:list-item>
              <text:p text:style-name="P4">verkrijgbaar bij Farnell</text:p>
            </text:list-item>
          </text:list>
        </text:list-item>
        <text:list-item>
          <text:p text:style-name="P7">LT1618</text:p>
          <text:list>
            <text:list-item>
              <text:p text:style-name="P7">max. 2A</text:p>
            </text:list-item>
            <text:list-item>
              <text:p text:style-name="P7">Vin MIN=1.6V</text:p>
            </text:list-item>
            <text:list-item>
              <text:p text:style-name="P7">verkrijgbaar bij Farnell</text:p>
            </text:list-item>
            <text:list-item>
              <text:p text:style-name="P7">MSOP10</text:p>
            </text:list-item>
            <text:list-item>
              <text:p text:style-name="P7">100nA verbrijk in shutdown</text:p>
            </text:list-item>
          </text:list>
        </text:list-item>
      </text:list>
      <text:h text:style-name="Heading_20_3" text:outline-level="3"><text:soft-page-break/>Spanningsbeveiliging</text:h>
      <text:list xml:id="list40703447" text:style-name="L4">
        <text:list-item>
          <text:p text:style-name="P5">Geen diode, want daarover 0.7V spanningsval.</text:p>
        </text:list-item>
        <text:list-item>
          <text:p text:style-name="P5">Dus PMOS in serie met Vcc of NMOS in serie met Vss.</text:p>
        </text:list-item>
        <text:list-item>
          <text:p text:style-name="P5">Keuze = SI1013R van Vishay (€0.33/st.) (Ron=2.7ohm @ Vgs=-1.8V)</text:p>
        </text:list-item>
      </text:list>
      <text:h text:style-name="Heading_20_3" text:outline-level="3">Led keuze</text:h>
      <text:p text:style-name="Standard">Huidige led trekt 25mA, type?, geleverde lichtopbrengst?</text:p>
      <text:p text:style-name="Standard"/>
      <text:p text:style-name="Standard">Through hole LEDs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>
          <table:table-cell table:style-name="Tabel1.A1" office:value-type="string">
            <text:p text:style-name="Standard">Type</text:p>
          </table:table-cell>
          <table:table-cell table:style-name="Tabel1.A1" office:value-type="string">
            <text:p text:style-name="Standard">Fabrikant</text:p>
          </table:table-cell>
          <table:table-cell table:style-name="Tabel1.A1" office:value-type="string">
            <text:p text:style-name="Standard">Lichtopbrengst</text:p>
          </table:table-cell>
          <table:table-cell table:style-name="Tabel1.A1" office:value-type="string">
            <text:p text:style-name="Standard">Lichtflux [lm]</text:p>
          </table:table-cell>
          <table:table-cell table:style-name="Tabel1.A1" office:value-type="string">
            <text:p text:style-name="Standard">Openingshoek [°]</text:p>
          </table:table-cell>
          <table:table-cell table:style-name="Tabel1.A1" office:value-type="string">
            <text:p text:style-name="Standard">Price[€]</text:p>
          </table:table-cell>
          <table:table-cell table:style-name="Tabel1.G1" office:value-type="string">
            <text:p text:style-name="Standard">Current</text:p>
            <text:p text:style-name="Standard">[mA]</text:p>
          </table:table-cell>
        </table:table-row>
        <table:table-row>
          <table:table-cell table:style-name="Tabel1.A2" office:value-type="string">
            <text:p text:style-name="Standard">OVL-3328</text:p>
          </table:table-cell>
          <table:table-cell table:style-name="Tabel1.A2" office:value-type="string">
            <text:p text:style-name="Standard">Multicomp</text:p>
          </table:table-cell>
          <table:table-cell table:style-name="Tabel1.A2" office:value-type="string">
            <text:p text:style-name="Standard">5000mcd@20mA</text:p>
          </table:table-cell>
          <table:table-cell table:style-name="Tabel1.D2" office:value-type="float" office:value="0">
            <text:p text:style-name="Standard">1.07</text:p>
          </table:table-cell>
          <table:table-cell table:style-name="Tabel1.A2" office:value-type="string">
            <text:p text:style-name="Standard">30°</text:p>
          </table:table-cell>
          <table:table-cell table:style-name="Tabel1.A2" office:value-type="string">
            <text:p text:style-name="Table_20_Contents"/>
            <text:p text:style-name="Table_20_Contents"/>
          </table:table-cell>
          <table:table-cell table:style-name="Tabel1.G2" office:value-type="string">
            <text:p text:style-name="Table_20_Contents"/>
          </table:table-cell>
        </table:table-row>
        <table:table-row>
          <table:table-cell table:style-name="Tabel1.A3" office:value-type="string">
            <text:p text:style-name="P6">OVA-1088</text:p>
          </table:table-cell>
          <table:table-cell table:style-name="Tabel1.A3" office:value-type="string">
            <text:p text:style-name="P6">Multicomp</text:p>
          </table:table-cell>
          <table:table-cell table:style-name="Tabel1.A3" office:value-type="string">
            <text:p text:style-name="P6">2700mcd@20mA</text:p>
          </table:table-cell>
          <table:table-cell table:style-name="Tabel1.D3" office:value-type="float" office:value="0">
            <text:p text:style-name="P6">4.97</text:p>
          </table:table-cell>
          <table:table-cell table:style-name="Tabel1.A3" office:value-type="string">
            <text:p text:style-name="P6">90°</text:p>
          </table:table-cell>
          <table:table-cell table:style-name="Tabel1.A3" office:value-type="string">
            <text:p text:style-name="P6">0.96</text:p>
          </table:table-cell>
          <table:table-cell table:style-name="Tabel1.G3" office:value-type="string">
            <text:p text:style-name="P6">20 (3leds -&gt;3*20)</text:p>
          </table:table-cell>
        </table:table-row>
        <table:table-row>
          <table:table-cell table:style-name="Tabel1.A2" office:value-type="string">
            <text:p text:style-name="Standard">L-7676CSURC-E</text:p>
          </table:table-cell>
          <table:table-cell table:style-name="Tabel1.A2" office:value-type="string">
            <text:p text:style-name="Standard">Kingbright</text:p>
          </table:table-cell>
          <table:table-cell table:style-name="Tabel1.A2" office:value-type="string">
            <text:p text:style-name="Standard">600mcd@20mA</text:p>
          </table:table-cell>
          <table:table-cell table:style-name="Tabel1.D2">
            <text:p text:style-name="Standard"/>
          </table:table-cell>
          <table:table-cell table:style-name="Tabel1.A2" office:value-type="string">
            <text:p text:style-name="Standard">70°</text:p>
          </table:table-cell>
          <table:table-cell table:style-name="Tabel1.A2" office:value-type="string">
            <text:p text:style-name="Standard">0.38</text:p>
          </table:table-cell>
          <table:table-cell table:style-name="Tabel1.G2" office:value-type="string">
            <text:p text:style-name="Standard"/>
          </table:table-cell>
        </table:table-row>
        <table:table-row>
          <table:table-cell table:style-name="Tabel1.A2" office:value-type="string">
            <text:p text:style-name="Standard">HPWT-MD00-00000</text:p>
          </table:table-cell>
          <table:table-cell table:style-name="Tabel1.A2" office:value-type="string">
            <text:p text:style-name="Standard">LumiLeds</text:p>
          </table:table-cell>
          <table:table-cell table:style-name="Tabel1.A2" office:value-type="string">
            <text:p text:style-name="Standard">4400mcd@70mA</text:p>
          </table:table-cell>
          <table:table-cell table:style-name="Tabel1.D2" office:value-type="float" office:value="40301">
            <text:p text:style-name="Standard">3.5</text:p>
          </table:table-cell>
          <table:table-cell table:style-name="Tabel1.A2" office:value-type="string">
            <text:p text:style-name="Standard">70°</text:p>
          </table:table-cell>
          <table:table-cell table:style-name="Tabel1.A2" office:value-type="string">
            <text:p text:style-name="Standard">0.55</text:p>
          </table:table-cell>
          <table:table-cell table:style-name="Tabel1.G5" office:value-type="float" office:value="70">
            <text:p text:style-name="Standard">70</text:p>
          </table:table-cell>
        </table:table-row>
        <table:table-row>
          <table:table-cell table:style-name="Tabel1.A2" office:value-type="string">
            <text:p text:style-name="Standard">TLWR8900</text:p>
          </table:table-cell>
          <table:table-cell table:style-name="Tabel1.A2" office:value-type="string">
            <text:p text:style-name="Standard">Vishay</text:p>
          </table:table-cell>
          <table:table-cell table:style-name="Tabel1.A2" office:value-type="string">
            <text:p text:style-name="Standard"/>
          </table:table-cell>
          <table:table-cell table:style-name="Tabel1.D2" office:value-type="float" office:value="0">
            <text:p text:style-name="Standard">3.0</text:p>
          </table:table-cell>
          <table:table-cell table:style-name="Tabel1.A2" office:value-type="string">
            <text:p text:style-name="Standard">45°</text:p>
          </table:table-cell>
          <table:table-cell table:style-name="Tabel1.A2" office:value-type="string">
            <text:p text:style-name="Standard"/>
          </table:table-cell>
          <table:table-cell table:style-name="Tabel1.G5" office:value-type="float" office:value="70">
            <text:p text:style-name="Standard">70</text:p>
          </table:table-cell>
        </table:table-row>
        <table:table-row>
          <table:table-cell table:style-name="Tabel1.A2" office:value-type="string">
            <text:p text:style-name="Standard">NSPRR70ASS-E</text:p>
          </table:table-cell>
          <table:table-cell table:style-name="Tabel1.A2" office:value-type="string">
            <text:p text:style-name="Standard">Nichia</text:p>
          </table:table-cell>
          <table:table-cell table:style-name="Tabel1.A2" office:value-type="string">
            <text:p text:style-name="Standard"/>
          </table:table-cell>
          <table:table-cell table:style-name="Tabel1.D2" office:value-type="float" office:value="0">
            <text:p text:style-name="Standard">9.0</text:p>
          </table:table-cell>
          <table:table-cell table:style-name="Tabel1.A2" office:value-type="string">
            <text:p text:style-name="Standard">100°</text:p>
          </table:table-cell>
          <table:table-cell table:style-name="Tabel1.A2" office:value-type="string">
            <text:p text:style-name="Standard"/>
          </table:table-cell>
          <table:table-cell table:style-name="Tabel1.G5" office:value-type="float" office:value="50">
            <text:p text:style-name="Standard">50</text:p>
          </table:table-cell>
        </table:table-row>
        <table:table-row>
          <table:table-cell table:style-name="Tabel1.A2" office:value-type="string">
            <text:p text:style-name="Standard">OVFSRAC8</text:p>
          </table:table-cell>
          <table:table-cell table:style-name="Tabel1.A2" office:value-type="string">
            <text:p text:style-name="Standard">Optek</text:p>
          </table:table-cell>
          <table:table-cell table:style-name="Tabel1.A2" office:value-type="string">
            <text:p text:style-name="Standard"/>
          </table:table-cell>
          <table:table-cell table:style-name="Tabel1.D2" office:value-type="float" office:value="0">
            <text:p text:style-name="Standard">8.0</text:p>
          </table:table-cell>
          <table:table-cell table:style-name="Tabel1.A2" office:value-type="string">
            <text:p text:style-name="Standard">100°</text:p>
          </table:table-cell>
          <table:table-cell table:style-name="Tabel1.A2" office:value-type="string">
            <text:p text:style-name="Standard">0.57</text:p>
          </table:table-cell>
          <table:table-cell table:style-name="Tabel1.G5" office:value-type="float" office:value="70">
            <text:p text:style-name="Standard">70</text:p>
          </table:table-cell>
        </table:table-row>
      </table:table>
      <text:p text:style-name="Standard"/>
      <text:p text:style-name="Standard">SMD-leds</text:p>
      <table:table table:name="Tabel2" table:style-name="Tabel2">
        <table:table-column table:style-name="Tabel2.A" table:number-columns-repeated="6"/>
        <table:table-column table:style-name="Tabel2.G"/>
        <table:table-row>
          <table:table-cell table:style-name="Tabel2.A1" office:value-type="string">
            <text:p text:style-name="Standard">Type</text:p>
          </table:table-cell>
          <table:table-cell table:style-name="Tabel2.A1" office:value-type="string">
            <text:p text:style-name="Standard">Fabrikant</text:p>
          </table:table-cell>
          <table:table-cell table:style-name="Tabel2.A1" office:value-type="string">
            <text:p text:style-name="Standard">Lichtopbrengst</text:p>
          </table:table-cell>
          <table:table-cell table:style-name="Tabel2.A1" office:value-type="string">
            <text:p text:style-name="Standard">Lichtflux [lm]</text:p>
          </table:table-cell>
          <table:table-cell table:style-name="Tabel2.A1" office:value-type="string">
            <text:p text:style-name="Standard">Openingshoek [°]</text:p>
          </table:table-cell>
          <table:table-cell table:style-name="Tabel2.A1" office:value-type="string">
            <text:p text:style-name="Standard">Price[€]</text:p>
          </table:table-cell>
          <table:table-cell table:style-name="Tabel2.G1" office:value-type="string">
            <text:p text:style-name="Standard">Current</text:p>
            <text:p text:style-name="Standard">[mA]</text:p>
          </table:table-cell>
        </table:table-row>
        <table:table-row>
          <table:table-cell table:style-name="Tabel2.A2" office:value-type="string">
            <text:p text:style-name="Standard">ASMT-QRB2-FCD0E</text:p>
          </table:table-cell>
          <table:table-cell table:style-name="Tabel2.A2" office:value-type="string">
            <text:p text:style-name="Standard">Avago</text:p>
          </table:table-cell>
          <table:table-cell table:style-name="Tabel2.A2" office:value-type="string">
            <text:p text:style-name="Standard"/>
          </table:table-cell>
          <table:table-cell table:style-name="Tabel2.D2" office:value-type="float" office:value="0">
            <text:p text:style-name="Standard">9.8</text:p>
          </table:table-cell>
          <table:table-cell table:style-name="Tabel2.A2" office:value-type="string">
            <text:p text:style-name="Standard">120°</text:p>
          </table:table-cell>
          <table:table-cell table:style-name="Tabel2.A2" office:value-type="string">
            <text:p text:style-name="Standard">0.72</text:p>
          </table:table-cell>
          <table:table-cell table:style-name="Tabel2.G2" office:value-type="float" office:value="150">
            <text:p text:style-name="Standard">150</text:p>
          </table:table-cell>
        </table:table-row>
        <table:table-row>
          <table:table-cell table:style-name="Tabel2.A2" office:value-type="string">
            <text:p text:style-name="P1"><text:bookmark text:name="ctl00_ContentMain_SearchResultsGrid_grid_ctl04_ctl02_MfrPartNumberLink"/><text:span text:style-name="T1">OVSASBC2R8</text:span> </text:p>
            <text:p text:style-name="Standard"/>
          </table:table-cell>
          <table:table-cell table:style-name="Tabel2.A2" office:value-type="string">
            <text:p text:style-name="Standard"/>
          </table:table-cell>
          <table:table-cell table:style-name="Tabel2.A2" office:value-type="string">
            <text:p text:style-name="Standard"/>
          </table:table-cell>
          <table:table-cell table:style-name="Tabel2.D2">
            <text:p text:style-name="Standard"/>
          </table:table-cell>
          <table:table-cell table:style-name="Tabel2.A2" office:value-type="string">
            <text:p text:style-name="Standard"/>
          </table:table-cell>
          <table:table-cell table:style-name="Tabel2.A2" office:value-type="string">
            <text:p text:style-name="Standard"/>
          </table:table-cell>
          <table:table-cell table:style-name="Tabel2.G2">
            <text:p text:style-name="Standard"/>
          </table:table-cell>
        </table:table-row>
        <table:table-row>
          <table:table-cell table:style-name="Tabel2.A2" office:value-type="string">
            <text:p text:style-name="P1"><text:bookmark text:name="ctl00_ContentMain_SearchResultsGrid_grid_ctl07_ctl02_MfrPartNumberLink"/><text:span text:style-name="T1">VAOL-S2RP4</text:span> </text:p>
            <text:p text:style-name="P1"/>
          </table:table-cell>
          <table:table-cell table:style-name="Tabel2.A2" office:value-type="string">
            <text:p text:style-name="Standard"/>
          </table:table-cell>
          <table:table-cell table:style-name="Tabel2.A2" office:value-type="string">
            <text:p text:style-name="Standard"/>
          </table:table-cell>
          <table:table-cell table:style-name="Tabel2.D2">
            <text:p text:style-name="Standard"/>
          </table:table-cell>
          <table:table-cell table:style-name="Tabel2.A2" office:value-type="string">
            <text:p text:style-name="Standard"/>
          </table:table-cell>
          <table:table-cell table:style-name="Tabel2.A2" office:value-type="string">
            <text:p text:style-name="Standard"/>
          </table:table-cell>
          <table:table-cell table:style-name="Tabel2.G2">
            <text:p text:style-name="Standard"/>
          </table:table-cell>
        </table:table-row>
        <table:table-row>
          <table:table-cell table:style-name="Tabel2.A2" office:value-type="string">
            <text:p text:style-name="P1"><text:bookmark text:name="ctl00_ContentMain_SearchResultsGrid_grid_ctl08_ctl02_MfrPartNumberLink"/><text:span text:style-name="T1">LTSN-C930QR</text:span> </text:p>
            <text:p text:style-name="P1"/>
          </table:table-cell>
          <table:table-cell table:style-name="Tabel2.A2" office:value-type="string">
            <text:p text:style-name="Standard"/>
          </table:table-cell>
          <table:table-cell table:style-name="Tabel2.A2" office:value-type="string">
            <text:p text:style-name="Standard"/>
          </table:table-cell>
          <table:table-cell table:style-name="Tabel2.D2">
            <text:p text:style-name="Standard"/>
          </table:table-cell>
          <table:table-cell table:style-name="Tabel2.A2" office:value-type="string">
            <text:p text:style-name="Standard"/>
          </table:table-cell>
          <table:table-cell table:style-name="Tabel2.A2" office:value-type="string">
            <text:p text:style-name="Standard"/>
          </table:table-cell>
          <table:table-cell table:style-name="Tabel2.G2">
            <text:p text:style-name="Standard"/>
          </table:table-cell>
        </table:table-row>
      </table:table>
      <text:p text:style-name="Standard"/>
      <text:p text:style-name="Standard">Keuze: Beter 3 * OVA1088 in serie:</text:p>
      <text:p text:style-name="Standard">2 aan zijkanten, 1 naar achter-&gt; langs alle kanten zichtbaar -&gt; 3 * 90° = 270° viewing angle</text:p>
      <text:p text:style-name="Standard"/>
      <text:p text:style-name="Standard">Nichia geeft de meeste data in de datasheets. <text:s/>De leds hebben ook de beste specificaties. <text:s/>Nadeel: hoe zijn ze te krijgen?</text:p>
      <text:p text:style-name="Standard"/>
      <text:p text:style-name="Standard"/>
      <text:h text:style-name="Heading_20_3" text:outline-level="3"/>
      <text:h text:style-name="P8" text:outline-level="2">Wetenschappelijke gegevens</text:h>
      <text:h text:style-name="Heading_20_3" text:outline-level="3">Lumen - Lux - Candela</text:h>
      <text:p text:style-name="Standard">Candela geeft aan hoeveel licht zich bevindt in ieder stukje van een lichtbundel.</text:p>
      <text:p text:style-name="Standard">De eenheid lumen wordt gebruikt voor de totale lichtstroom in een lichtbundel.</text:p>
      <text:p text:style-name="Standard">Wanneer een bundel met een sterkte van 1 lumen op een oppervlak van 1 vierkante meter valt geeft dit een verlichtingssterkte van 1 lux.</text:p>
      <text:p text:style-name="Standard"/>
      <text:p text:style-name="Standard">Dus specifieer de lichtsterkte in lumen om onafhankelijk te zijn van de openingshoek.</text:p>
      <text:h text:style-name="Heading_20_3" text:outline-level="3">Optimale ledaansturing: (http://www.ledsmagazine.com/news/5/5/11)</text:h>
      <text:p text:style-name="Standard"/>
      <text:p text:style-name="Standard">Japans onderzoek: fCLK=60Hz, dutycycle=5% (Broca-Sulzer effect)</text:p>
      <text:p text:style-name="Standard">Brücke-Bartley effect (brightness enhancement): 8Hz - 10Hz (75ms - ON)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Verdana" svg:font-family="Verdana, Tahoma, Helvetica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20T21:15:10.26</dc:date>
    <meta:editing-duration>PT02H17M56S</meta:editing-duration>
    <meta:editing-cycles>6</meta:editing-cycles>
    <meta:generator>OpenOffice.org/3.0$Win32 OpenOffice.org_project/300m9$Build-9358</meta:generator>
    <meta:document-statistic meta:table-count="2" meta:image-count="0" meta:object-count="0" meta:page-count="4" meta:paragraph-count="160" meta:word-count="663" meta:character-count="4048"/>
    <meta:user-defined meta:name="Info 1"/>
    <meta:user-defined meta:name="Info 2"/>
    <meta:user-defined meta:name="Info 3"/>
    <meta:user-defined meta:name="Info 4"/>
  </office:meta>
</office:document-meta>
</file>